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2">
            <text:p>2</text:p>
          </table:table-cell>
          <table:table-cell>
            <draw:frame table:end-cell-address="Sheet1.I16" table:end-x="0.563in" table:end-y="0.198in" draw:z-index="0" draw:name="Chart 2" draw:style-name="gr1" svg:width="5in" svg:height="3.1457in" svg:x="0.2295in" svg:y="0.1772in">
              <draw:object draw:notify-on-update-of-ranges="Sheet1.A1:Sheet1.A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office:value-type="float" office:value="1.5">
            <text:p>1.5</text:p>
          </table:table-cell>
          <table:table-cell table:number-columns-repeated="1023"/>
        </table:table-row>
        <table:table-row table:style-name="ro1">
          <table:table-cell table:style-name="ce2" office:value-type="float" office:value="1.66666666666666">
            <text:p>1.6666666667</text:p>
          </table:table-cell>
          <table:table-cell table:number-columns-repeated="1023"/>
        </table:table-row>
        <table:table-row table:style-name="ro1">
          <table:table-cell office:value-type="float" office:value="1.6">
            <text:p>1.6</text:p>
          </table:table-cell>
          <table:table-cell table:number-columns-repeated="1023"/>
        </table:table-row>
        <table:table-row table:style-name="ro1">
          <table:table-cell office:value-type="float" office:value="1.625">
            <text:p>1.625</text:p>
          </table:table-cell>
          <table:table-cell table:number-columns-repeated="1023"/>
        </table:table-row>
        <table:table-row table:style-name="ro1">
          <table:table-cell office:value-type="float" office:value="1.61538461538462">
            <text:p>1.6153846154</text:p>
          </table:table-cell>
          <table:table-cell table:number-columns-repeated="1023"/>
        </table:table-row>
        <table:table-row table:style-name="ro1">
          <table:table-cell office:value-type="float" office:value="1.61904761904762">
            <text:p>1.619047619</text:p>
          </table:table-cell>
          <table:table-cell table:number-columns-repeated="1023"/>
        </table:table-row>
        <table:table-row table:style-name="ro1">
          <table:table-cell office:value-type="float" office:value="1.61764705882353">
            <text:p>1.6176470588</text:p>
          </table:table-cell>
          <table:table-cell table:number-columns-repeated="1023"/>
        </table:table-row>
        <table:table-row table:style-name="ro1">
          <table:table-cell office:value-type="float" office:value="1.61818181818182">
            <text:p>1.6181818182</text:p>
          </table:table-cell>
          <table:table-cell table:number-columns-repeated="1023"/>
        </table:table-row>
        <table:table-row table:style-name="ro1">
          <table:table-cell office:value-type="float" office:value="1.61797752808989">
            <text:p>1.6179775281</text:p>
          </table:table-cell>
          <table:table-cell table:number-columns-repeated="1023"/>
        </table:table-row>
        <table:table-row table:style-name="ro1">
          <table:table-cell office:value-type="float" office:value="1.61805555555556">
            <text:p>1.6180555556</text:p>
          </table:table-cell>
          <table:table-cell table:number-columns-repeated="1023"/>
        </table:table-row>
        <table:table-row table:style-name="ro1">
          <table:table-cell office:value-type="float" office:value="1.61802575107296">
            <text:p>1.6180257511</text:p>
          </table:table-cell>
          <table:table-cell table:number-columns-repeated="1023"/>
        </table:table-row>
        <table:table-row table:style-name="ro1">
          <table:table-cell office:value-type="float" office:value="1.61803713527851">
            <text:p>1.6180371353</text:p>
          </table:table-cell>
          <table:table-cell table:number-columns-repeated="1023"/>
        </table:table-row>
        <table:table-row table:style-name="ro1">
          <table:table-cell office:value-type="float" office:value="1.61803278688525">
            <text:p>1.6180327869</text:p>
          </table:table-cell>
          <table:table-cell table:number-columns-repeated="1023"/>
        </table:table-row>
        <table:table-row table:style-name="ro1">
          <table:table-cell office:value-type="float" office:value="1.61803444782168">
            <text:p>1.6180344478</text:p>
          </table:table-cell>
          <table:table-cell table:number-columns-repeated="1023"/>
        </table:table-row>
        <table:table-row table:style-name="ro1">
          <table:table-cell office:value-type="float" office:value="1.61803381340013">
            <text:p>1.6180338134</text:p>
          </table:table-cell>
          <table:table-cell table:number-columns-repeated="1023"/>
        </table:table-row>
        <table:table-row table:style-name="ro1">
          <table:table-cell office:value-type="float" office:value="1.6180340557">
            <text:p>1.6180340557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meta:initial-creator>Chris</meta:initial-creator>
    <dc:creator>Chris</dc:creator>
    <meta:creation-date>2013-03-08T20:30:53Z</meta:creation-date>
    <dc:date>2013-03-08T21:19:44Z</dc:date>
    <meta:print-date>2013-03-08T21:19:29Z</meta:print-date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1.5" chart:maximum="2" chart:interval-minor-divisor="1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d9d9d9"/>
    </style:style>
    <style:style style:name="ch9" style:family="chart">
      <style:graphic-properties svg:stroke-width="0.026cm" svg:stroke-color="#f2f2f2"/>
    </style:style>
    <style:style style:name="ch10" style:family="chart" style:data-style-name="N0">
      <style:chart-properties chart:symbol-type="none"/>
      <style:graphic-properties svg:stroke-width="0.035cm" svg:stroke-color="#5f5f5f" draw:fill="none" draw:fill-color="#5f5f5f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99cm" xlink:href=".." xlink:type="simple" chart:class="chart:line" chart:style-name="ch1">
        <chart:title svg:x="3.533cm" svg:y="0.294cm" chart:style-name="ch2">
          <text:p>Convergence toϕ</text:p>
        </chart:title>
        <chart:plot-area chart:style-name="ch3" table:cell-range-address="Sheet1.A1:Sheet1.A17" svg:x="1.31cm" svg:y="1.982cm" svg:width="10.882cm" svg:height="4.823cm">
          <chartooo:coordinate-region svg:x="2.034cm" svg:y="2.156cm" svg:width="9.983cm" svg:height="4.053cm"/>
          <chart:axis chart:dimension="x" chart:name="primary-x" chart:style-name="ch4">
            <chart:title svg:x="5.94cm" svg:y="7.067cm" chart:style-name="ch5">
              <text:p>Iterations</text:p>
            </chart:title>
          </chart:axis>
          <chart:axis chart:dimension="y" chart:name="primary-y" chart:style-name="ch6">
            <chart:title svg:x="0.451cm" svg:y="5.035cm" chart:style-name="ch7">
              <text:p>Output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A1:Sheet1.A17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6">
                <text:p>1.66666666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538461538462">
                <text:p>1.6153846153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904761904762">
                <text:p>1.6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64705882353">
                <text:p>1.6176470588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818181818182">
                <text:p>1.61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97752808989">
                <text:p>1.6179775280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805555555556">
                <text:p>1.6180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802575107296">
                <text:p>1.61802575107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803713527851">
                <text:p>1.61803713527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803278688525">
                <text:p>1.61803278688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1803444782168">
                <text:p>1.6180344478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803381340013">
                <text:p>1.6180338134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80340557">
                <text:p>1.6180340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